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363cm"/>
    </style:style>
    <style:style style:name="Table4.B" style:family="table-column">
      <style:table-column-properties style:column-width="10.94cm"/>
    </style:style>
    <style:style style:name="Table4.C" style:family="table-column">
      <style:table-column-properties style:column-width="4.022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C1" style:family="table-cell">
      <style:table-cell-properties style:vertical-align="middle" fo:padding="0.191cm" fo:border="0.0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16.325cm" fo:margin-left="0.635cm" table:align="left" style:writing-mode="lr-tb"/>
    </style:style>
    <style:style style:name="Table1.A" style:family="table-column">
      <style:table-column-properties style:column-width="14.63cm"/>
    </style:style>
    <style:style style:name="Table1.B" style:family="table-column">
      <style:table-column-properties style:column-width="1.6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191cm" fo:border="none" style:writing-mode="lr-tb"/>
    </style:style>
    <style:style style:name="Table1.B1" style:family="table-cell">
      <style:table-cell-properties style:vertical-align="middle" fo:padding="0.191cm" fo:border="0.05pt solid #000000" style:writing-mode="lr-tb"/>
    </style:style>
    <style:style style:name="Table1.3" style:family="table-row">
      <style:table-row-properties style:min-row-height="0.778cm" fo:keep-together="auto"/>
    </style:style>
    <style:style style:name="Table1.B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363cm"/>
    </style:style>
    <style:style style:name="Table2.B" style:family="table-column">
      <style:table-column-properties style:column-width="10.94cm"/>
    </style:style>
    <style:style style:name="Table2.C" style:family="table-column">
      <style:table-column-properties style:column-width="4.022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C1" style:family="table-cell">
      <style:table-cell-properties style:vertical-align="middle" fo:padding="0.191cm" fo:border="0.0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6.325cm" fo:margin-left="0.635cm" table:align="left" style:writing-mode="lr-tb"/>
    </style:style>
    <style:style style:name="Table3.A" style:family="table-column">
      <style:table-column-properties style:column-width="14.63cm"/>
    </style:style>
    <style:style style:name="Table3.B" style:family="table-column">
      <style:table-column-properties style:column-width="1.69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191cm" fo:border="none" style:writing-mode="lr-tb"/>
    </style:style>
    <style:style style:name="Table3.B1" style:family="table-cell">
      <style:table-cell-properties style:vertical-align="middle" fo:padding="0.191cm" fo:border="0.05pt solid #000000" style:writing-mode="lr-tb"/>
    </style:style>
    <style:style style:name="Table3.2" style:family="table-row">
      <style:table-row-properties style:min-row-height="0.984cm" fo:keep-together="auto"/>
    </style:style>
    <style:style style:name="Table3.3" style:family="table-row">
      <style:table-row-properties style:min-row-height="0.704cm" fo:keep-together="auto"/>
    </style:style>
    <style:style style:name="Table3.B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16.974cm" table:align="right"/>
    </style:style>
    <style:style style:name="Table5.A" style:family="table-column">
      <style:table-column-properties style:column-width="1.381cm"/>
    </style:style>
    <style:style style:name="Table5.B" style:family="table-column">
      <style:table-column-properties style:column-width="15.5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33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1.363cm"/>
    </style:style>
    <style:style style:name="Table6.B" style:family="table-column">
      <style:table-column-properties style:column-width="9.514cm"/>
    </style:style>
    <style:style style:name="Table6.C" style:family="table-column">
      <style:table-column-properties style:column-width="6.055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le6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C1" style:family="table-cell">
      <style:table-cell-properties style:vertical-align="middle" fo:padding="0.191cm" fo:border="0.0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6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2" style:family="paragraph" style:parent-style-name="Table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" style:family="paragraph" style:parent-style-name="Table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Table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">
      <style:paragraph-properties text:number-lines="false" text:line-number="0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officeooo:rsid="00195c2c" officeooo:paragraph-rsid="00195c2c"/>
    </style:style>
    <style:style style:name="P11" style:family="paragraph" style:parent-style-name="Standard">
      <style:paragraph-properties fo:margin-left="1.265cm" fo:margin-right="0cm" fo:margin-top="0cm" fo:margin-bottom="0cm" loext:contextual-spacing="false" fo:text-indent="0cm" style:auto-text-indent="false">
        <style:tab-stops>
          <style:tab-stop style:position="0.744cm"/>
          <style:tab-stop style:position="14.034cm"/>
        </style:tab-stops>
      </style:paragraph-properties>
      <style:text-properties style:use-window-font-color="true" style:font-name="Arial1" fo:font-size="12pt" officeooo:paragraph-rsid="0016c9e1" style:font-size-asian="12pt" style:font-name-complex="Arial2" style:font-size-complex="12pt" style:font-weight-complex="bold"/>
    </style:style>
    <style:style style:name="P12" style:family="paragraph" style:parent-style-name="Standard">
      <style:paragraph-properties fo:margin-left="1.265cm" fo:margin-right="0cm" fo:margin-top="0cm" fo:margin-bottom="0cm" loext:contextual-spacing="false" fo:line-height="100%" fo:text-indent="0cm" style:auto-text-indent="false">
        <style:tab-stops>
          <style:tab-stop style:position="0.744cm"/>
          <style:tab-stop style:position="14.034cm"/>
        </style:tab-stops>
      </style:paragraph-properties>
      <style:text-properties style:use-window-font-color="true" style:font-name="Arial1" fo:font-size="12pt" fo:font-style="normal" fo:font-weight="normal" officeooo:paragraph-rsid="0016c9e1" style:font-size-asian="12pt" style:font-style-asian="normal" style:font-weight-asian="normal" style:font-name-complex="Arial2" style:font-size-complex="12pt" style:font-style-complex="normal" style:font-weight-complex="bold"/>
    </style:style>
    <style:style style:name="P13" style:family="paragraph" style:parent-style-name="Standard">
      <style:paragraph-properties fo:margin-left="1.265cm" fo:margin-right="0cm" fo:margin-top="0cm" fo:margin-bottom="0cm" loext:contextual-spacing="false" fo:line-height="100%" fo:text-indent="0cm" style:auto-text-indent="false">
        <style:tab-stops>
          <style:tab-stop style:position="0.744cm"/>
          <style:tab-stop style:position="14.034cm"/>
        </style:tab-stops>
      </style:paragraph-properties>
      <style:text-properties style:use-window-font-color="true" style:font-name="Arial" fo:font-size="12pt" fo:font-style="normal" fo:font-weight="normal" officeooo:paragraph-rsid="0016c9e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>
      <style:paragraph-properties fo:margin-left="1.265cm" fo:margin-right="0cm" fo:margin-top="0cm" fo:margin-bottom="0cm" loext:contextual-spacing="false" fo:text-indent="0cm" style:auto-text-indent="false" fo:break-before="auto" fo:break-after="auto">
        <style:tab-stops>
          <style:tab-stop style:position="1.155cm"/>
          <style:tab-stop style:position="15.212cm"/>
        </style:tab-stops>
      </style:paragraph-properties>
      <style:text-properties style:use-window-font-color="true" style:font-name="Arial" fo:font-size="12pt" fo:font-style="normal" fo:font-weight="normal" officeooo:paragraph-rsid="0016c9e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1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1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top="0.508cm" fo:margin-bottom="0.254cm" loext:contextual-spacing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top="0.508cm" fo:margin-bottom="0.254cm" loext:contextual-spacing="false"/>
      <style:text-properties style:font-name="Arial"/>
    </style:style>
    <style:style style:name="P19" style:family="paragraph" style:parent-style-name="Standard" style:list-style-name="L1">
      <style:paragraph-properties fo:margin-top="0.508cm" fo:margin-bottom="0.254cm" loext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Arial"/>
    </style:style>
    <style:style style:name="P21" style:family="paragraph" style:parent-style-name="Normal_20__28_Web_29_" style:list-style-name="L1">
      <style:paragraph-properties fo:margin-top="0.508cm" fo:margin-bottom="0.254cm" loext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officeooo:paragraph-rsid="00153e1b"/>
    </style:style>
    <style:style style:name="P26" style:family="paragraph" style:parent-style-name="Normal_20__28_Web_29_" style:list-style-name="L1">
      <style:paragraph-properties fo:margin-top="0cm" fo:margin-bottom="0cm" loext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Normal_20__28_Web_29_" style:list-style-name="L1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30" style:family="paragraph" style:parent-style-name="Heading_20_2" style:list-style-name="L1">
      <style:paragraph-properties fo:margin-top="0cm" fo:margin-bottom="0cm" loext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1" style:family="paragraph" style:parent-style-name="Table" style:list-style-name="L1">
      <style:paragraph-properties fo:line-height="150%">
        <style:tab-stops/>
      </style:paragraph-properties>
    </style:style>
    <style:style style:name="P32" style:family="paragraph" style:parent-style-name="Table" style:list-style-name="L1">
      <style:paragraph-properties fo:line-height="150%">
        <style:tab-stops>
          <style:tab-stop style:position="1.217cm"/>
        </style:tab-stops>
      </style:paragraph-properties>
      <style:text-properties style:font-name="Arial" fo:font-size="12pt" fo:font-style="normal" fo:font-weight="normal" officeooo:paragraph-rsid="0013aac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" style:list-style-name="L1">
      <style:paragraph-properties fo:line-height="100%">
        <style:tab-stops/>
      </style:paragraph-properties>
    </style:style>
    <style:style style:name="P34" style:family="paragraph" style:parent-style-name="Table" style:list-style-name="L1">
      <style:paragraph-properties fo:margin-top="0cm" fo:margin-bottom="0cm" loext:contextual-spacing="false" fo:line-height="150%">
        <style:tab-stops/>
      </style:paragraph-properties>
    </style:style>
    <style:style style:name="P35" style:family="paragraph" style:parent-style-name="Table" style:list-style-name="L1">
      <style:paragraph-properties fo:margin-top="0cm" fo:margin-bottom="0cm" loext:contextual-spacing="false" fo:line-height="100%">
        <style:tab-stops/>
      </style:paragraph-properties>
    </style:style>
    <style:style style:name="P36" style:family="paragraph" style:parent-style-name="Table" style:list-style-name="L1">
      <style:paragraph-properties fo:margin-top="0.051cm" fo:margin-bottom="0cm" loext:contextual-spacing="false" fo:line-height="100%">
        <style:tab-stops>
          <style:tab-stop style:position="1.217cm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" style:list-style-name="L1">
      <style:paragraph-properties fo:margin-top="0.051cm" fo:margin-bottom="0cm" loext:contextual-spacing="false" fo:line-height="100%">
        <style:tab-stops>
          <style:tab-stop style:position="1.217cm"/>
        </style:tab-stops>
      </style:paragraph-properties>
      <style:text-properties style:font-name="Arial"/>
    </style:style>
    <style:style style:name="P38" style:family="paragraph" style:parent-style-name="Table" style:list-style-name="L1">
      <style:paragraph-properties fo:margin-top="0.051cm" fo:margin-bottom="0cm" loext:contextual-spacing="false" fo:line-height="100%">
        <style:tab-stops>
          <style:tab-stop style:position="1.217cm"/>
        </style:tab-stops>
      </style:paragraph-properties>
    </style:style>
    <style:style style:name="T1" style:family="text">
      <style:text-properties style:use-window-font-color="true" style:font-name-complex="Arial2"/>
    </style:style>
    <style:style style:name="T2" style:family="text">
      <style:text-properties style:use-window-font-color="true" style:font-name="Arial" fo:font-style="normal" style:font-style-asian="normal" style:font-style-complex="normal"/>
    </style:style>
    <style:style style:name="T3" style:family="text">
      <style:text-properties style:use-window-font-color="true" style:font-name="Arial" fo:font-style="normal" style:font-style-asian="normal" style:font-name-complex="Arial" style:font-style-complex="normal"/>
    </style:style>
    <style:style style:name="T4" style:family="text">
      <style:text-properties style:use-window-font-color="true" style:font-name="Arial" fo:font-style="normal" style:font-style-asian="normal" style:font-name-complex="Arial2" style:font-style-complex="normal"/>
    </style:style>
    <style:style style:name="T5" style:family="text">
      <style:text-properties style:use-window-font-color="true" style:font-name="Arial" fo:font-size="12pt" fo:font-style="normal" style:font-size-asian="12pt" style:font-style-asian="normal" style:font-name-complex="Arial2" style:font-size-complex="12pt" style:font-style-complex="normal"/>
    </style:style>
    <style:style style:name="T6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style:use-window-font-color="true" style:font-name="Arial" fo:font-size="12pt" fo:font-style="normal" fo:font-weight="normal" officeooo:rsid="000d4b2a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style:use-window-font-color="true" style:font-name="Arial" fo:font-size="12pt" fo:font-style="normal" fo:font-weight="normal" officeooo:rsid="000f2b03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style:use-window-font-color="true" style:font-name="Arial" fo:font-size="12pt" fo:font-style="normal" fo:font-weight="normal" officeooo:rsid="000f7e1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style:use-window-font-color="true" style:font-name="Arial" fo:font-size="12pt" fo:font-style="normal" fo:font-weight="normal" officeooo:rsid="00153e1b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style:use-window-font-color="true" style:font-name="Arial" fo:font-size="12pt" fo:font-style="normal" fo:font-weight="normal" officeooo:rsid="00215d6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2" style:family="text">
      <style:text-properties style:use-window-font-color="true" style:font-name="Arial" fo:font-size="12pt" fo:font-style="normal" fo:font-weight="normal" officeooo:rsid="00238ff6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3" style:family="text">
      <style:text-properties style:use-window-font-color="true" style:font-name="Arial" fo:font-size="12pt" fo:font-style="normal" fo:font-weight="normal" officeooo:rsid="0024a03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" style:family="text">
      <style:text-properties style:use-window-font-color="true" style:font-name="Arial" fo:font-size="12pt" fo:font-style="normal" fo:font-weight="bold" officeooo:rsid="00153e1b" style:font-size-asian="12pt" style:font-style-asian="normal" style:font-weight-asian="bold" style:font-name-complex="Arial2" style:font-size-complex="12pt" style:font-style-complex="normal" style:font-weight-complex="bold"/>
    </style:style>
    <style:style style:name="T15" style:family="text">
      <style:text-properties style:use-window-font-color="true" style:font-name="Arial" fo:font-size="12pt" fo:font-style="italic" fo:font-weight="bold" officeooo:rsid="00153e1b" style:font-size-asian="12pt" style:font-style-asian="italic" style:font-weight-asian="bold" style:font-name-complex="Arial2" style:font-size-complex="12pt" style:font-style-complex="italic" style:font-weight-complex="bold"/>
    </style:style>
    <style:style style:name="T16" style:family="text">
      <style:text-properties style:use-window-font-color="true" style:font-name="Arial" fo:font-size="12pt" fo:font-style="italic" fo:font-weight="normal" officeooo:rsid="00153e1b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7" style:family="text">
      <style:text-properties style:use-window-font-color="true" style:font-name="Arial" fo:font-size="12pt" fo:font-style="italic" fo:font-weight="normal" officeooo:rsid="0024a03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8" style:family="text">
      <style:text-properties style:use-window-font-color="true" style:font-name="Arial" fo:font-size="12pt" fo:font-style="italic" fo:font-weight="normal" officeooo:rsid="00215d6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9" style:family="text">
      <style:text-properties style:use-window-font-color="true" fo:font-style="normal" style:font-style-asian="normal" style:font-name-complex="Arial2" style:font-style-complex="normal"/>
    </style:style>
    <style:style style:name="T20" style:family="text">
      <style:text-properties style:use-window-font-color="true" fo:font-style="normal" officeooo:rsid="00195c2c" style:font-style-asian="normal" style:font-name-complex="Arial2" style:font-style-complex="normal"/>
    </style:style>
    <style:style style:name="T21" style:family="text">
      <style:text-properties style:use-window-font-color="true" fo:font-style="normal" style:font-style-asian="normal" style:font-style-complex="normal"/>
    </style:style>
    <style:style style:name="T22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4" style:family="text">
      <style:text-properties style:use-window-font-color="true" style:font-name="Bitstream Vera Sans Mono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Arial" fo:font-style="normal" fo:font-weight="normal" officeooo:rsid="00624dd3" style:font-style-asian="normal" style:font-weight-asian="normal" style:font-style-complex="normal" style:font-weight-complex="normal"/>
    </style:style>
    <style:style style:name="T28" style:family="text">
      <style:text-properties style:font-name="Arial" style:font-weight-complex="normal"/>
    </style:style>
    <style:style style:name="T29" style:family="text">
      <style:text-properties style:font-name="Arial" officeooo:rsid="00624dd3" style:font-weight-complex="normal"/>
    </style:style>
    <style:style style:name="T30" style:family="text">
      <style:text-properties officeooo:rsid="000b67fd"/>
    </style:style>
    <style:style style:name="T31" style:family="text">
      <style:text-properties officeooo:rsid="000be7e6"/>
    </style:style>
    <style:style style:name="T32" style:family="text">
      <style:text-properties officeooo:rsid="0011c4d1"/>
    </style:style>
    <style:style style:name="T33" style:family="text">
      <style:text-properties officeooo:rsid="0013aac7"/>
    </style:style>
    <style:style style:name="T34" style:family="text">
      <style:text-properties officeooo:rsid="001a51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owledge Check 6</text:p>
      <text:list xml:id="list7009891955175260991" text:style-name="L1">
        <text:list-item>
          <text:p text:style-name="P21">Threads share: (Select the best option)</text:p>
          <text:list>
            <text:list-item>
              <text:p text:style-name="P26">only memory</text:p>
            </text:list-item>
            <text:list-item>
              <text:p text:style-name="P26">only open files</text:p>
            </text:list-item>
            <text:list-item>
              <text:p text:style-name="P26">nothing</text:p>
            </text:list-item>
            <text:list-item>
              <text:p text:style-name="P26">both memory and open files</text:p>
            </text:list-item>
          </text:list>
        </text:list-item>
        <text:list-item>
          <text:p text:style-name="P22">To provide the code <text:span text:style-name="T34">in a class </text:span>that will run in that thread, it needs to: (Select the best option)</text:p>
          <text:list>
            <text:list-item>
              <text:p text:style-name="P27"><text:span text:style-name="Emphasis"><text:span text:style-name="T20">implement </text:span></text:span><text:span text:style-name="Emphasis"><text:span text:style-name="Source_20_Text"><text:span text:style-name="T2">Runnable</text:span></text:span></text:span><text:span text:style-name="Emphasis"><text:span text:style-name="T19"> </text:span></text:span><text:span text:style-name="Emphasis"><text:span text:style-name="T20">interface</text:span></text:span></text:p>
            </text:list-item>
            <text:list-item>
              <text:p text:style-name="P27"><text:span text:style-name="Emphasis"><text:span text:style-name="T19">extend Thread</text:span></text:span></text:p>
            </text:list-item>
            <text:list-item>
              <text:p text:style-name="P27"><text:span text:style-name="Emphasis"><text:span text:style-name="T19">do both</text:span></text:span></text:p>
            </text:list-item>
            <text:list-item>
              <text:p text:style-name="P27"><text:span text:style-name="Emphasis"><text:span text:style-name="T19">do either one or another</text:span></text:span></text:p>
            </text:list-item>
          </text:list>
        </text:list-item>
        <text:list-item>
          <text:p text:style-name="P23"><text:span text:style-name="Emphasis"><text:span text:style-name="T3">Match the descriptions in the list on the left with the correct concept from the list on the right.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h text:style-name="P2" text:outline-level="1"/>
          </table:table-cell>
          <table:table-cell table:style-name="Table4.B1" office:value-type="string">
            <text:h text:style-name="P8" text:outline-level="1">Starts new thread</text:h>
          </table:table-cell>
          <table:table-cell table:style-name="Table4.C1" office:value-type="string">
            <text:h text:style-name="P2" text:outline-level="1">A. sleep</text:h>
          </table:table-cell>
        </table:table-row>
        <table:table-row table:style-name="Table4.2">
          <table:table-cell table:style-name="Table4.A2" office:value-type="string">
            <text:h text:style-name="P2" text:outline-level="1"/>
          </table:table-cell>
          <table:table-cell table:style-name="Table4.B2" office:value-type="string">
            <text:h text:style-name="P6" text:outline-level="1">Causes the current thread to suspend execution for a specified period.</text:h>
          </table:table-cell>
          <table:table-cell table:style-name="Table4.C2" office:value-type="string">
            <text:h text:style-name="P2" text:outline-level="1">B. join</text:h>
          </table:table-cell>
        </table:table-row>
        <table:table-row table:style-name="Table4.3">
          <table:table-cell table:style-name="Table4.A3" office:value-type="string">
            <text:h text:style-name="P2" text:outline-level="1"/>
          </table:table-cell>
          <table:table-cell table:style-name="Table4.B3" office:value-type="string">
            <text:h text:style-name="P2" text:outline-level="1">Allows one thread to wait for the completion of another</text:h>
          </table:table-cell>
          <table:table-cell table:style-name="Table4.C3" office:value-type="string">
            <text:h text:style-name="P2" text:outline-level="1">C. start</text:h>
          </table:table-cell>
        </table:table-row>
      </table:table>
      <text:p text:style-name="P13"/>
      <text:p text:style-name="P12"><text:span text:style-name="T28">Which of the following statements are<text:tab/></text:span><text:span text:style-name="T29">true/fals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40227423862379" text:continue-numbering="true" text:style-name="L1">
              <text:list-item>
                <text:h text:style-name="P34" text:outline-level="1"><text:span text:style-name="Emphasis"><text:span text:style-name="T6">Constructor can be synchronized</text:span></text:span></text:h>
              </text:list-item>
            </text:list>
          </table:table-cell>
          <table:table-cell table:style-name="Table1.B1" office:value-type="string">
            <text:h text:style-name="P3" text:outline-level="1"/>
          </table:table-cell>
        </table:table-row>
        <table:table-row table:style-name="Table1.1">
          <table:table-cell table:style-name="Table1.A1" office:value-type="string">
            <text:list xml:id="list140227411619482" text:continue-numbering="true" text:style-name="L1">
              <text:list-item>
                <text:h text:style-name="P31" text:outline-level="1"><text:span text:style-name="Emphasis"><text:span text:style-name="T24">join</text:span></text:span><text:span text:style-name="Emphasis"><text:span text:style-name="T6"> and </text:span></text:span><text:span text:style-name="Emphasis"><text:span text:style-name="T24">sleep</text:span></text:span><text:span text:style-name="Emphasis"><text:span text:style-name="T6"> will wait exactly as long as you specify</text:span></text:span></text:h>
              </text:list-item>
            </text:list>
          </table:table-cell>
          <table:table-cell table:style-name="Table1.B1" office:value-type="string">
            <text:h text:style-name="P4" text:outline-level="1"/>
          </table:table-cell>
        </table:table-row>
        <table:table-row table:style-name="Table1.3">
          <table:table-cell table:style-name="Table1.A1" office:value-type="string">
            <text:list xml:id="list140226544339767" text:continue-numbering="true" text:style-name="L1">
              <text:list-item>
                <text:h text:style-name="P32" text:outline-level="1"><text:span text:style-name="T33">Keyword s</text:span>ynchronized<text:span text:style-name="T32"> is used to organise execution in sequence</text:span></text:h>
              </text:list-item>
            </text:list>
          </table:table-cell>
          <table:table-cell table:style-name="Table1.B3" office:value-type="string">
            <text:h text:style-name="P4" text:outline-level="1"/>
          </table:table-cell>
        </table:table-row>
      </table:table>
      <text:list xml:id="list140227708218252" text:continue-numbering="true" text:style-name="L1">
        <text:list-item>
          <text:p text:style-name="P17">Deadlock occurs when: (<text:span text:style-name="T1">Select the best option)</text:span></text:p>
          <text:list>
            <text:list-item>
              <text:p text:style-name="P15">thread can't access memory</text:p>
            </text:list-item>
            <text:list-item>
              <text:p text:style-name="P15">two or more threads are waiting <text:span text:style-name="T30">for each other</text:span></text:p>
            </text:list-item>
            <text:list-item>
              <text:p text:style-name="P15">two or more threads are waiting the same lock</text:p>
            </text:list-item>
            <text:list-item>
              <text:p text:style-name="P15">threads run simultaneously</text:p>
            </text:list-item>
          </text:list>
        </text:list-item>
        <text:list-item>
          <text:p text:style-name="P19">Situation where a thread is unable to gain regular access to shared resources and is unable to make progress is called: (Select the best option)</text:p>
          <text:list>
            <text:list-item>
              <text:h text:style-name="P30" text:outline-level="2">starvation</text:h>
            </text:list-item>
            <text:list-item>
              <text:p text:style-name="P15">reserving</text:p>
            </text:list-item>
            <text:list-item>
              <text:p text:style-name="P15">sharing</text:p>
            </text:list-item>
            <text:list-item>
              <text:p text:style-name="P15">livelock</text:p>
            </text:list-item>
          </text:list>
        </text:list-item>
        <text:list-item>
          <text:p text:style-name="P19">If object state cannot change after it is constructed it is considered: (Select the best <text:soft-page-break/>option)</text:p>
          <text:list>
            <text:list-item>
              <text:p text:style-name="P15">starved</text:p>
            </text:list-item>
            <text:list-item>
              <text:p text:style-name="P15">immutable</text:p>
            </text:list-item>
            <text:list-item>
              <text:p text:style-name="P16">synchronized</text:p>
            </text:list-item>
          </text:list>
        </text:list-item>
        <text:list-item>
          <text:p text:style-name="P17"><text:s/>Which method <text:span text:style-name="T31">pauses</text:span> thread? <text:span text:style-name="T1">(Select the best option)</text:span></text:p>
          <text:list>
            <text:list-item>
              <text:p text:style-name="P15">block</text:p>
            </text:list-item>
            <text:list-item>
              <text:p text:style-name="P15">lock</text:p>
            </text:list-item>
            <text:list-item>
              <text:p text:style-name="P15">unlock</text:p>
            </text:list-item>
            <text:list-item>
              <text:p text:style-name="P15">wait</text:p>
            </text:list-item>
          </text:list>
        </text:list-item>
        <text:list-item>
          <text:p text:style-name="P24"><text:span text:style-name="Emphasis"><text:span text:style-name="T3">Match the descriptions in the list on the left with the correct concept from the list on the right.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" text:outline-level="1"/>
          </table:table-cell>
          <table:table-cell table:style-name="Table2.B1" office:value-type="string">
            <text:h text:style-name="P8" text:outline-level="1"><text:s/>A protocol that sends independent packets of data, called datagrams, from one computer to another with no guarantees about arrival.</text:h>
          </table:table-cell>
          <table:table-cell table:style-name="Table2.C1" office:value-type="string">
            <text:h text:style-name="P2" text:outline-level="1">A. TCP</text:h>
          </table:table-cell>
        </table:table-row>
        <table:table-row table:style-name="Table2.2">
          <table:table-cell table:style-name="Table2.A2" office:value-type="string">
            <text:h text:style-name="P2" text:outline-level="1"/>
          </table:table-cell>
          <table:table-cell table:style-name="Table2.B2" office:value-type="string">
            <text:h text:style-name="P5" text:outline-level="1">A connection-based protocol that provides a reliable flow of data between two computers.</text:h>
          </table:table-cell>
          <table:table-cell table:style-name="Table2.C2" office:value-type="string">
            <text:h text:style-name="P2" text:outline-level="1">B. socket</text:h>
          </table:table-cell>
        </table:table-row>
        <table:table-row table:style-name="Table2.3">
          <table:table-cell table:style-name="Table2.A3" office:value-type="string">
            <text:h text:style-name="P2" text:outline-level="1"/>
          </table:table-cell>
          <table:table-cell table:style-name="Table2.B3" office:value-type="string">
            <text:h text:style-name="P2" text:outline-level="1">An endpoint of a two-way communication link between two programs running on the network</text:h>
          </table:table-cell>
          <table:table-cell table:style-name="Table2.C3" office:value-type="string">
            <text:h text:style-name="P2" text:outline-level="1">C. UDP</text:h>
          </table:table-cell>
        </table:table-row>
      </table:table>
      <text:p text:style-name="P14"/>
      <text:p text:style-name="P11"><text:span text:style-name="T6"><text:tab/></text:span><text:span text:style-name="T26">Which of the following statements are<text:tab/></text:span><text:span text:style-name="T27">true/fals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40226381441312" text:continue-numbering="true" text:style-name="L1">
              <text:list-item>
                <text:h text:style-name="P35" text:outline-level="1"><text:span text:style-name="Emphasis"><text:span text:style-name="T6"><text:s/></text:span></text:span><text:span text:style-name="Emphasis"><text:span text:style-name="Source_20_Text"><text:span text:style-name="T22">URLConnection</text:span></text:span></text:span><text:span text:style-name="Emphasis"><text:span text:style-name="T6"> object can be used to setup parameters and general request</text:span></text:span><text:span text:style-name="Emphasis"><text:span text:style-name="T8">s</text:span></text:span><text:span text:style-name="Emphasis"><text:span text:style-name="T6"> properties that may be need</text:span></text:span><text:span text:style-name="Emphasis"><text:span text:style-name="T7">ed</text:span></text:span><text:span text:style-name="Emphasis"><text:span text:style-name="T6"> after connecting</text:span></text:span></text:h>
              </text:list-item>
            </text:list>
          </table:table-cell>
          <table:table-cell table:style-name="Table3.B1" office:value-type="string">
            <text:h text:style-name="P3" text:outline-level="1"/>
          </table:table-cell>
        </table:table-row>
        <table:table-row table:style-name="Table3.2">
          <table:table-cell table:style-name="Table3.A1" office:value-type="string">
            <text:list xml:id="list140228081400610" text:continue-numbering="true" text:style-name="L1">
              <text:list-item>
                <text:h text:style-name="P33" text:outline-level="1"><text:span text:style-name="Emphasis"><text:span text:style-name="T6"><text:s/>URL is a reference (an address) to a resource </text:span></text:span><text:span text:style-name="Emphasis"><text:span text:style-name="T9">in the web</text:span></text:span></text:h>
              </text:list-item>
            </text:list>
          </table:table-cell>
          <table:table-cell table:style-name="Table3.B1" office:value-type="string">
            <text:h text:style-name="P4" text:outline-level="1"/>
          </table:table-cell>
        </table:table-row>
        <table:table-row table:style-name="Table3.3">
          <table:table-cell table:style-name="Table3.A1" office:value-type="string">
            <text:list xml:id="list140226753599627" text:continue-numbering="true" text:style-name="L1">
              <text:list-item>
                <text:h text:style-name="P36" text:outline-level="1"><text:s/>URL is an acronym for <text:span text:style-name="Emphasis">United Reform Locator</text:span></text:h>
              </text:list-item>
            </text:list>
          </table:table-cell>
          <table:table-cell table:style-name="Table3.B3" office:value-type="string">
            <text:h text:style-name="P4" text:outline-level="1"/>
          </table:table-cell>
        </table:table-row>
        <table:table-row table:style-name="Table3.3">
          <table:table-cell table:style-name="Table3.A1" office:value-type="string">
            <text:list xml:id="list140226284415905" text:continue-numbering="true" text:style-name="L1">
              <text:list-item>
                <text:h text:style-name="P38" text:outline-level="1"><text:span text:style-name="T25"><text:s/>To create ServerSocket object the code is following: </text:span><text:bookmark text:name="pre0"/><text:span text:style-name="T25">ServerSocket name = new ServerSocket(0000);</text:span></text:h>
              </text:list-item>
            </text:list>
          </table:table-cell>
          <table:table-cell table:style-name="Table3.B3" office:value-type="string">
            <text:h text:style-name="P4" text:outline-level="1"/>
          </table:table-cell>
        </table:table-row>
        <table:table-row table:style-name="Table3.3">
          <table:table-cell table:style-name="Table3.A1" office:value-type="string">
            <text:list xml:id="list140227776176846" text:continue-numbering="true" text:style-name="L1">
              <text:list-item>
                <text:h text:style-name="P37" text:outline-level="1"><text:s/>It is better not to close socket when it's no needed anymore</text:h>
              </text:list-item>
            </text:list>
          </table:table-cell>
          <table:table-cell table:style-name="Table3.B3" office:value-type="string">
            <text:h text:style-name="P4" text:outline-level="1"/>
          </table:table-cell>
        </table:table-row>
      </table:table>
      <text:list xml:id="list140227054017620" text:continue-numbering="true" text:style-name="L1">
        <text:list-item>
          <text:p text:style-name="P24"><text:span text:style-name="Emphasis"><text:span text:style-name="T3"><text:s/>Server: (</text:span></text:span><text:span text:style-name="Emphasis"><text:span text:style-name="T4">Select the best option)</text:span></text:span></text:p>
          <text:list>
            <text:list-item>
              <text:p text:style-name="P28"><text:span text:style-name="Emphasis"><text:span text:style-name="T4">establishes connection</text:span></text:span></text:p>
            </text:list-item>
            <text:list-item>
              <text:p text:style-name="P29"><text:span text:style-name="Emphasis"><text:span text:style-name="T6">listens for request and a</text:span></text:span><text:span text:style-name="Emphasis"><text:span text:style-name="T5">ccepts the connection</text:span></text:span></text:p>
            </text:list-item>
            <text:list-item>
              <text:p text:style-name="P29"><text:span text:style-name="Emphasis"><text:span text:style-name="T6">makes a connection request</text:span></text:span></text:p>
            </text:list-item>
            <text:list-item>
              <text:p text:style-name="P29"><text:span text:style-name="Emphasis"><text:span text:style-name="T6">identifies itself</text:span></text:span></text:p>
            </text:list-item>
          </text:list>
        </text:list-item>
        <text:list-item>
          <text:p text:style-name="P25"><text:span text:style-name="Emphasis"><text:span text:style-name="T6"><text:s/>Order basic steps of program that talks to server: (Put </text:span></text:span><text:span text:style-name="Emphasis"><text:span text:style-name="T10">let</text:span></text:span><text:span text:style-name="Emphasis"><text:span text:style-name="T12">te</text:span></text:span><text:span text:style-name="Emphasis"><text:span text:style-name="T10">rs </text:span></text:span><text:span text:style-name="Emphasis"><text:span text:style-name="T16">a,b, c, d </text:span></text:span><text:span text:style-name="Emphasis"><text:span text:style-name="T13">and </text:span></text:span><text:span text:style-name="Emphasis"><text:span text:style-name="T16">e</text:span></text:span><text:span text:style-name="Emphasis"><text:span text:style-name="T10"> in appropriate order, </text:span></text:span><text:span text:style-name="Emphasis"><text:span text:style-name="T11">starting with </text:span></text:span><text:span text:style-name="Emphasis"><text:span text:style-name="T18">a </text:span></text:span><text:span text:style-name="Emphasis"><text:span text:style-name="T11">on first step, </text:span></text:span><text:span text:style-name="Emphasis"><text:span text:style-name="T18">b </text:span></text:span><text:span text:style-name="Emphasis"><text:span text:style-name="T11">on second step etc.</text:span></text:span><text:span text:style-name="Emphasis"><text:span text:style-name="T6">)</text:span>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9">Open an input stream and output stream to the socket.</text:p>
          </table:table-cell>
        </table:table-row>
        <text:soft-page-break/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9">Close the streams.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9">Open a socket.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9">Close the socket.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9">Read from and write to the stream according to the server's protocol.</text:p>
          </table:table-cell>
        </table:table-row>
      </table:table>
      <text:list xml:id="list140227848623921" text:continue-numbering="true" text:style-name="L1">
        <text:list-item>
          <text:p text:style-name="P24"><text:span text:style-name="Emphasis"><text:span text:style-name="T3">Match the descriptions in the list on the left with the correct concept from the list on the right.</text:span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h text:style-name="P2" text:outline-level="1"/>
          </table:table-cell>
          <table:table-cell table:style-name="Table6.B1" office:value-type="string">
            <text:h text:style-name="P8" text:outline-level="1">Returns the port the socket is bound to on the local machine.</text:h>
          </table:table-cell>
          <table:table-cell table:style-name="Table6.C1" office:value-type="string">
            <text:h text:style-name="P7" text:outline-level="1"><text:span text:style-name="T21">A. </text:span>public int getLocalPort()</text:h>
          </table:table-cell>
        </table:table-row>
        <table:table-row table:style-name="Table6.2">
          <table:table-cell table:style-name="Table6.A2" office:value-type="string">
            <text:h text:style-name="P2" text:outline-level="1"/>
          </table:table-cell>
          <table:table-cell table:style-name="Table6.B2" office:value-type="string">
            <text:h text:style-name="P5" text:outline-level="1">Returns the input stream of the socket. The input stream is connected to the output stream of the remote socket.</text:h>
          </table:table-cell>
          <table:table-cell table:style-name="Table6.C2" office:value-type="string">
            <text:h text:style-name="P7" text:outline-level="1"><text:span text:style-name="T21">B. </text:span>public void close() throws IOException</text:h>
          </table:table-cell>
        </table:table-row>
        <table:table-row table:style-name="Table6.3">
          <table:table-cell table:style-name="Table6.A3" office:value-type="string">
            <text:h text:style-name="P2" text:outline-level="1"/>
          </table:table-cell>
          <table:table-cell table:style-name="Table6.B3" office:value-type="string">
            <text:h text:style-name="P2" text:outline-level="1">Closes the socket, which makes this Socket object no longer capable of connecting again to any server</text:h>
          </table:table-cell>
          <table:table-cell table:style-name="Table6.C3" office:value-type="string">
            <text:h text:style-name="P7" text:outline-level="1"><text:span text:style-name="T21">C. </text:span>public InputStream getInputStream() throws IOException</text:h>
          </table:table-cell>
        </table:table-row>
      </table:table>
      <text:list xml:id="list140226290883091" text:continue-numbering="true" text:style-name="L1">
        <text:list-item>
          <text:p text:style-name="P18">A class that provides a system-independent implementation of the server side of a client/server socket connection. <text:span text:style-name="T23">(Select the best option)</text:span></text:p>
          <text:list>
            <text:list-item>
              <text:p text:style-name="P20"><text:span text:style-name="Source_20_Text"><text:span text:style-name="T22">ServerSocket</text:span></text:span></text:p>
            </text:list-item>
            <text:list-item>
              <text:p text:style-name="P20"><text:span text:style-name="Source_20_Text"><text:span text:style-name="T23">Socket</text:span></text:span></text:p>
            </text:list-item>
            <text:list-item>
              <text:p text:style-name="P20"><text:span text:style-name="Source_20_Text"><text:span text:style-name="T23">SocketServer</text:span></text:span></text:p>
            </text:list-item>
            <text:list-item>
              <text:p text:style-name="P20"><text:span text:style-name="Source_20_Text"><text:span text:style-name="T23">Serv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style:font-size-asian="10.5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7T13:28:12</meta:creation-date>
    <dc:date>2016-10-25T14:02:25.887099614</dc:date>
    <meta:editing-duration>PT1H31M5S</meta:editing-duration>
    <meta:editing-cycles>17</meta:editing-cycles>
    <meta:generator>LibreOffice/5.2.2.2$Linux_X86_64 LibreOffice_project/20m0$Build-2</meta:generator>
    <dc:creator>Valdis Vītoliņš</dc:creator>
    <meta:document-statistic meta:table-count="6" meta:image-count="0" meta:object-count="0" meta:page-count="3" meta:paragraph-count="77" meta:word-count="606" meta:character-count="3422" meta:non-whitespace-character-count="2934"/>
  </office:meta>
</office:document-meta>
</file>